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79d4d" officeooo:paragraph-rsid="00079d4d"/>
    </style:style>
    <style:style style:name="P2" style:family="paragraph" style:parent-style-name="Table_20_Contents">
      <style:text-properties officeooo:rsid="00079d4d" officeooo:paragraph-rsid="00079d4d"/>
    </style:style>
    <style:style style:name="P3" style:family="paragraph" style:parent-style-name="Table_20_Contents">
      <style:text-properties officeooo:rsid="0009118a" officeooo:paragraph-rsid="0009118a"/>
    </style:style>
    <style:style style:name="P4" style:family="paragraph" style:parent-style-name="Table_20_Contents">
      <style:text-properties officeooo:rsid="0009b52a" officeooo:paragraph-rsid="0009b52a"/>
    </style:style>
    <style:style style:name="P5" style:family="paragraph" style:parent-style-name="Table_20_Contents">
      <style:text-properties officeooo:paragraph-rsid="0009b52a"/>
    </style:style>
    <style:style style:name="P6" style:family="paragraph" style:parent-style-name="Table_20_Contents">
      <style:text-properties officeooo:rsid="000b11f8" officeooo:paragraph-rsid="000b11f8"/>
    </style:style>
    <style:style style:name="P7" style:family="paragraph" style:parent-style-name="Table_20_Contents">
      <style:text-properties officeooo:rsid="000e5c91" officeooo:paragraph-rsid="000e5c91"/>
    </style:style>
    <style:style style:name="P8" style:family="paragraph" style:parent-style-name="Table_20_Contents">
      <style:text-properties officeooo:rsid="00120b22" officeooo:paragraph-rsid="00120b22"/>
    </style:style>
    <style:style style:name="T1" style:family="text">
      <style:text-properties officeooo:rsid="0009b52a"/>
    </style:style>
    <style:style style:name="T2" style:family="text">
      <style:text-properties officeooo:rsid="0013c3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nitored Evaluation Note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Participant number </text:p>
          </table:table-cell>
          <table:table-cell table:style-name="Table1.A1" office:value-type="string">
            <text:p text:style-name="P2">Number of times help was required</text:p>
          </table:table-cell>
          <table:table-cell table:style-name="Table1.A1" office:value-type="string">
            <text:p text:style-name="P2">Any suggestions / improvements </text:p>
          </table:table-cell>
          <table:table-cell table:style-name="Table1.A1" office:value-type="string">
            <text:p text:style-name="P3">Notes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3">Tutorial needs updated about anonymous login</text:p>
            <text:p text:style-name="P3"/>
            <text:p text:style-name="P4">Speed controls should maybe be in the same place as the other playback options</text:p>
            <text:p text:style-name="P4"/>
            <text:p text:style-name="P4">Can only click the difficulty autocomplete once</text:p>
            <text:p text:style-name="P4"/>
            <text:p text:style-name="P6">If I make a mistake with the set up do I need to restart?</text:p>
            <text:p text:style-name="P6"/>
            <text:p text:style-name="P6">Least efficient solution is the one made for the user </text:p>
            <text:p text:style-name="P6"/>
            <text:p text:style-name="P7">First time you play other puzzles games but then it goes much faster, maybe add an option for the board to speed up in puzzles</text:p>
            <text:p text:style-name="P7"/>
            <text:p text:style-name="P8">Maybe change the example boards to launch that example or not link to it at all</text:p>
          </table:table-cell>
          <table:table-cell table:style-name="Table1.A1" office:value-type="string">
            <text:p text:style-name="P3">Collected Marbles go from right to left</text:p>
            <text:p text:style-name="P3"/>
            <text:p text:style-name="P5"><text:span text:style-name="T1">The exact use of the reset marbles button</text:span></text:p>
            <text:p text:style-name="P5"/>
            <text:p text:style-name="P5"><text:span text:style-name="T1">Speed slider is useful</text:span></text:p>
            <text:p text:style-name="P4"/>
            <text:p text:style-name="P4">What colour marble will it activate</text:p>
            <text:p text:style-name="P4"/>
            <text:p text:style-name="P6">What does the crossover <text:span text:style-name="T2">do?</text:span>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09:11:33.520006607</meta:creation-date>
    <dc:date>2021-01-22T09:48:02.641461238</dc:date>
    <meta:editing-duration>PT26M6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1" meta:paragraph-count="23" meta:word-count="144" meta:character-count="769" meta:non-whitespace-character-count="645"/>
  </office:meta>
</office:document-meta>
</file>